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10" table:default-cell-style-name="ce1"/>
        <table:table-row table:style-name="ro2">
          <table:table-cell office:value-type="string">
            <text:p>Product</text:p>
          </table:table-cell>
          <table:table-cell office:value-type="string">
            <text:p>Quantity</text:p>
          </table:table-cell>
          <table:table-cell office:value-type="string">
            <text:p>Unit</text:p>
          </table:table-cell>
          <table:table-cell table:style-name="Default" office:value-type="string">
            <text:p>Rufus</text:p>
          </table:table-cell>
          <table:table-cell table:style-name="Default" office:value-type="string">
            <text:p>Pricemart</text:p>
          </table:table-cell>
          <table:table-cell table:style-name="Default" office:value-type="string">
            <text:p>Janis</text:p>
          </table:table-cell>
          <table:table-cell table:style-name="Default" office:value-type="string">
            <text:p>Colecom</text:p>
          </table:table-cell>
          <table:table-cell table:style-name="Default" office:value-type="string">
            <text:p>BHT</text:p>
          </table:table-cell>
          <table:table-cell table:style-name="Default" office:value-type="string">
            <text:p>Pricefall</text:p>
          </table:table-cell>
          <table:table-cell table:style-name="Default" office:value-type="string">
            <text:p>Farmalley</text:p>
          </table:table-cell>
          <table:table-cell table:style-name="Default" office:value-type="string">
            <text:p>Coopers</text:p>
          </table:table-cell>
          <table:table-cell table:style-name="Default" office:value-type="string">
            <text:p>Main_St</text:p>
          </table:table-cell>
          <table:table-cell table:style-name="Default" office:value-type="string">
            <text:p>Amalia</text:p>
          </table:table-cell>
        </table:table-row>
        <table:table-row table:style-name="ro2">
          <table:table-cell office:value-type="string">
            <text:p>almond milk</text:p>
          </table:table-cell>
          <table:table-cell office:value-type="float" office:value="1">
            <text:p>1</text:p>
          </table:table-cell>
          <table:table-cell office:value-type="string">
            <text:p>qt</text:p>
          </table:table-cell>
          <table:table-cell table:formula="of:=(RAND()*0.2+0.9)*2.5" office:value-type="float" office:value="2.55294596764725">
            <text:p>2.6</text:p>
          </table:table-cell>
          <table:table-cell table:formula="of:=(RAND()*0.2+0.9)*2.5" office:value-type="float" office:value="2.25581363204401">
            <text:p>2.3</text:p>
          </table:table-cell>
          <table:table-cell table:formula="of:=(RAND()*0.2+0.9)*2.5" office:value-type="float" office:value="2.26265241811052">
            <text:p>2.3</text:p>
          </table:table-cell>
          <table:table-cell table:formula="of:=(RAND()*0.2+0.9)*2.5" office:value-type="float" office:value="2.38761549117044">
            <text:p>2.4</text:p>
          </table:table-cell>
          <table:table-cell table:formula="of:=(RAND()*0.2+0.9)*2.5" office:value-type="float" office:value="2.41535605012905">
            <text:p>2.4</text:p>
          </table:table-cell>
          <table:table-cell table:formula="of:=(RAND()*0.2+0.9)*2.5" office:value-type="float" office:value="2.48487279738765">
            <text:p>2.5</text:p>
          </table:table-cell>
          <table:table-cell table:formula="of:=(RAND()*0.2+0.9)*2.5" office:value-type="float" office:value="2.74147756327875">
            <text:p>2.7</text:p>
          </table:table-cell>
          <table:table-cell table:formula="of:=(RAND()*0.2+0.9)*2.5" office:value-type="float" office:value="2.49907820974477">
            <text:p>2.5</text:p>
          </table:table-cell>
          <table:table-cell table:formula="of:=(RAND()*0.2+0.9)*2.5" office:value-type="float" office:value="2.55574228719342">
            <text:p>2.6</text:p>
          </table:table-cell>
          <table:table-cell table:formula="of:=(RAND()*0.2+0.9)*2.5" office:value-type="float" office:value="2.37054138910025">
            <text:p>2.4</text:p>
          </table:table-cell>
        </table:table-row>
        <table:table-row table:style-name="ro2">
          <table:table-cell office:value-type="string">
            <text:p>appl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(RAND()*0.2+0.9)*1" office:value-type="float" office:value="0.99417210004013">
            <text:p>1.0</text:p>
          </table:table-cell>
          <table:table-cell table:formula="of:=(RAND()*0.2+0.9)*(RAND()*0.2+0.9)*1" office:value-type="float" office:value="0.99664558499879">
            <text:p>1.0</text:p>
          </table:table-cell>
          <table:table-cell table:formula="of:=(RAND()*0.2+0.9)*(RAND()*0.2+0.9)*1" office:value-type="float" office:value="0.955072399307587">
            <text:p>1.0</text:p>
          </table:table-cell>
          <table:table-cell table:formula="of:=(RAND()*0.2+0.9)*(RAND()*0.2+0.9)*1" office:value-type="float" office:value="0.960159647895974">
            <text:p>1.0</text:p>
          </table:table-cell>
          <table:table-cell table:formula="of:=(RAND()*0.2+0.9)*(RAND()*0.2+0.9)*1" office:value-type="float" office:value="1.04050780217767">
            <text:p>1.0</text:p>
          </table:table-cell>
          <table:table-cell table:formula="of:=(RAND()*0.2+0.9)*(RAND()*0.2+0.9)*1" office:value-type="float" office:value="1.07236445622002">
            <text:p>1.1</text:p>
          </table:table-cell>
          <table:table-cell table:formula="of:=(RAND()*0.2+0.9)*(RAND()*0.2+0.9)*1" office:value-type="float" office:value="0.963120958293588">
            <text:p>1.0</text:p>
          </table:table-cell>
          <table:table-cell table:formula="of:=(RAND()*0.2+0.9)*(RAND()*0.2+0.9)*1" office:value-type="float" office:value="1.09391805431949">
            <text:p>1.1</text:p>
          </table:table-cell>
          <table:table-cell table:formula="of:=(RAND()*0.2+0.9)*(RAND()*0.2+0.9)*1" office:value-type="float" office:value="1.06908608664445">
            <text:p>1.1</text:p>
          </table:table-cell>
          <table:table-cell table:formula="of:=(RAND()*0.2+0.9)*(RAND()*0.2+0.9)*1" office:value-type="float" office:value="0.92451985516317">
            <text:p>0.9</text:p>
          </table:table-cell>
        </table:table-row>
        <table:table-row table:style-name="ro2">
          <table:table-cell office:value-type="string">
            <text:p>banana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0.55" office:value-type="float" office:value="0.520309589740355">
            <text:p>0.5</text:p>
          </table:table-cell>
          <table:table-cell table:formula="of:=(RAND()*0.2+0.9)*0.55" office:value-type="float" office:value="0.592203571419232">
            <text:p>0.6</text:p>
          </table:table-cell>
          <table:table-cell table:formula="of:=(RAND()*0.2+0.9)*0.55" office:value-type="float" office:value="0.551361262004357">
            <text:p>0.6</text:p>
          </table:table-cell>
          <table:table-cell table:formula="of:=(RAND()*0.2+0.9)*0.55" office:value-type="float" office:value="0.567476886720397">
            <text:p>0.6</text:p>
          </table:table-cell>
          <table:table-cell table:formula="of:=(RAND()*0.2+0.9)*0.55" office:value-type="float" office:value="0.560326718715951">
            <text:p>0.6</text:p>
          </table:table-cell>
          <table:table-cell table:formula="of:=(RAND()*0.2+0.9)*0.55" office:value-type="float" office:value="0.576560440894682">
            <text:p>0.6</text:p>
          </table:table-cell>
          <table:table-cell table:formula="of:=(RAND()*0.2+0.9)*0.55" office:value-type="float" office:value="0.564262183594983">
            <text:p>0.6</text:p>
          </table:table-cell>
          <table:table-cell table:formula="of:=(RAND()*0.2+0.9)*0.55" office:value-type="float" office:value="0.547548936749809">
            <text:p>0.5</text:p>
          </table:table-cell>
          <table:table-cell table:formula="of:=(RAND()*0.2+0.9)*0.55" office:value-type="float" office:value="0.520908829765394">
            <text:p>0.5</text:p>
          </table:table-cell>
          <table:table-cell table:formula="of:=(RAND()*0.2+0.9)*0.55" office:value-type="float" office:value="0.553162578095216">
            <text:p>0.6</text:p>
          </table:table-cell>
        </table:table-row>
        <table:table-row table:style-name="ro2">
          <table:table-cell office:value-type="string">
            <text:p>bean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1714811622072">
            <text:p>1.2</text:p>
          </table:table-cell>
          <table:table-cell table:formula="of:=(RAND()*0.2+0.9)*1.3" office:value-type="float" office:value="1.2495825611148">
            <text:p>1.2</text:p>
          </table:table-cell>
          <table:table-cell table:formula="of:=(RAND()*0.2+0.9)*1.3" office:value-type="float" office:value="1.4288979146257">
            <text:p>1.4</text:p>
          </table:table-cell>
          <table:table-cell table:formula="of:=(RAND()*0.2+0.9)*1.3" office:value-type="float" office:value="1.29193703417201">
            <text:p>1.3</text:p>
          </table:table-cell>
          <table:table-cell table:formula="of:=(RAND()*0.2+0.9)*1.3" office:value-type="float" office:value="1.26578445832711">
            <text:p>1.3</text:p>
          </table:table-cell>
          <table:table-cell table:formula="of:=(RAND()*0.2+0.9)*1.3" office:value-type="float" office:value="1.32556880396325">
            <text:p>1.3</text:p>
          </table:table-cell>
          <table:table-cell table:formula="of:=(RAND()*0.2+0.9)*1.3" office:value-type="float" office:value="1.20090890502092">
            <text:p>1.2</text:p>
          </table:table-cell>
          <table:table-cell table:formula="of:=(RAND()*0.2+0.9)*1.3" office:value-type="float" office:value="1.27131764109246">
            <text:p>1.3</text:p>
          </table:table-cell>
          <table:table-cell table:formula="of:=(RAND()*0.2+0.9)*1.3" office:value-type="float" office:value="1.2154264961509">
            <text:p>1.2</text:p>
          </table:table-cell>
          <table:table-cell table:formula="of:=(RAND()*0.2+0.9)*1.3" office:value-type="float" office:value="1.37806011095643">
            <text:p>1.4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3" office:value-type="float" office:value="2.22308609582018">
            <text:p>2.2</text:p>
          </table:table-cell>
          <table:table-cell table:formula="of:=(RAND()*0.2+0.9)*2.3" office:value-type="float" office:value="2.10016721584834">
            <text:p>2.1</text:p>
          </table:table-cell>
          <table:table-cell table:formula="of:=(RAND()*0.2+0.9)*2.3" office:value-type="float" office:value="2.17445945917629">
            <text:p>2.2</text:p>
          </table:table-cell>
          <table:table-cell table:formula="of:=(RAND()*0.2+0.9)*2.3" office:value-type="float" office:value="2.24914302635938">
            <text:p>2.2</text:p>
          </table:table-cell>
          <table:table-cell table:formula="of:=(RAND()*0.2+0.9)*2.3" office:value-type="float" office:value="2.09550531318877">
            <text:p>2.1</text:p>
          </table:table-cell>
          <table:table-cell table:formula="of:=(RAND()*0.2+0.9)*2.3" office:value-type="float" office:value="2.31756592595018">
            <text:p>2.3</text:p>
          </table:table-cell>
          <table:table-cell table:formula="of:=(RAND()*0.2+0.9)*2.3" office:value-type="float" office:value="2.10535557843279">
            <text:p>2.1</text:p>
          </table:table-cell>
          <table:table-cell table:formula="of:=(RAND()*0.2+0.9)*2.3" office:value-type="float" office:value="2.41417230429128">
            <text:p>2.4</text:p>
          </table:table-cell>
          <table:table-cell table:formula="of:=(RAND()*0.2+0.9)*2.3" office:value-type="float" office:value="2.27400224508252">
            <text:p>2.3</text:p>
          </table:table-cell>
          <table:table-cell table:formula="of:=(RAND()*0.2+0.9)*2.3" office:value-type="float" office:value="2.2249045036966">
            <text:p>2.2</text:p>
          </table:table-cell>
        </table:table-row>
        <table:table-row table:style-name="ro2">
          <table:table-cell office:value-type="string">
            <text:p>butter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03145930236205">
            <text:p>2.0</text:p>
          </table:table-cell>
          <table:table-cell table:formula="of:=(RAND()*0.2+0.9)*2" office:value-type="float" office:value="1.90989023577422">
            <text:p>1.9</text:p>
          </table:table-cell>
          <table:table-cell table:formula="of:=(RAND()*0.2+0.9)*2" office:value-type="float" office:value="2.05549565171823">
            <text:p>2.1</text:p>
          </table:table-cell>
          <table:table-cell table:formula="of:=(RAND()*0.2+0.9)*2" office:value-type="float" office:value="2.1159743424505">
            <text:p>2.1</text:p>
          </table:table-cell>
          <table:table-cell table:formula="of:=(RAND()*0.2+0.9)*2" office:value-type="float" office:value="2.06040704119951">
            <text:p>2.1</text:p>
          </table:table-cell>
          <table:table-cell table:formula="of:=(RAND()*0.2+0.9)*2" office:value-type="float" office:value="2.09788072733209">
            <text:p>2.1</text:p>
          </table:table-cell>
          <table:table-cell table:formula="of:=(RAND()*0.2+0.9)*2" office:value-type="float" office:value="1.82747622858733">
            <text:p>1.8</text:p>
          </table:table-cell>
          <table:table-cell table:formula="of:=(RAND()*0.2+0.9)*2" office:value-type="float" office:value="2.03992927987129">
            <text:p>2.0</text:p>
          </table:table-cell>
          <table:table-cell table:formula="of:=(RAND()*0.2+0.9)*2" office:value-type="float" office:value="1.86029733093455">
            <text:p>1.9</text:p>
          </table:table-cell>
          <table:table-cell table:formula="of:=(RAND()*0.2+0.9)*2" office:value-type="float" office:value="2.13307208800688">
            <text:p>2.1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18655563096516">
            <text:p>1.2</text:p>
          </table:table-cell>
          <table:table-cell table:formula="of:=(RAND()*0.2+0.9)*1.3" office:value-type="float" office:value="1.42557002997026">
            <text:p>1.4</text:p>
          </table:table-cell>
          <table:table-cell table:formula="of:=(RAND()*0.2+0.9)*1.3" office:value-type="float" office:value="1.23227268529125">
            <text:p>1.2</text:p>
          </table:table-cell>
          <table:table-cell table:formula="of:=(RAND()*0.2+0.9)*1.3" office:value-type="float" office:value="1.41585556135047">
            <text:p>1.4</text:p>
          </table:table-cell>
          <table:table-cell table:formula="of:=(RAND()*0.2+0.9)*1.3" office:value-type="float" office:value="1.40850564541295">
            <text:p>1.4</text:p>
          </table:table-cell>
          <table:table-cell table:formula="of:=(RAND()*0.2+0.9)*1.3" office:value-type="float" office:value="1.27733776113484">
            <text:p>1.3</text:p>
          </table:table-cell>
          <table:table-cell table:formula="of:=(RAND()*0.2+0.9)*1.3" office:value-type="float" office:value="1.19504668524023">
            <text:p>1.2</text:p>
          </table:table-cell>
          <table:table-cell table:formula="of:=(RAND()*0.2+0.9)*1.3" office:value-type="float" office:value="1.41605744190048">
            <text:p>1.4</text:p>
          </table:table-cell>
          <table:table-cell table:formula="of:=(RAND()*0.2+0.9)*1.3" office:value-type="float" office:value="1.38306313013192">
            <text:p>1.4</text:p>
          </table:table-cell>
          <table:table-cell table:formula="of:=(RAND()*0.2+0.9)*1.3" office:value-type="float" office:value="1.4169586562831">
            <text:p>1.4</text:p>
          </table:table-cell>
        </table:table-row>
        <table:table-row table:style-name="ro2">
          <table:table-cell office:value-type="string">
            <text:p>celery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37784792906605">
            <text:p>1.4</text:p>
          </table:table-cell>
          <table:table-cell table:formula="of:=(RAND()*0.2+0.9)*1.5" office:value-type="float" office:value="1.48471536249854">
            <text:p>1.5</text:p>
          </table:table-cell>
          <table:table-cell table:formula="of:=(RAND()*0.2+0.9)*1.5" office:value-type="float" office:value="1.49358332902193">
            <text:p>1.5</text:p>
          </table:table-cell>
          <table:table-cell table:formula="of:=(RAND()*0.2+0.9)*1.5" office:value-type="float" office:value="1.6058136052452">
            <text:p>1.6</text:p>
          </table:table-cell>
          <table:table-cell table:formula="of:=(RAND()*0.2+0.9)*1.5" office:value-type="float" office:value="1.45797899777535">
            <text:p>1.5</text:p>
          </table:table-cell>
          <table:table-cell table:formula="of:=(RAND()*0.2+0.9)*1.5" office:value-type="float" office:value="1.6308702631155">
            <text:p>1.6</text:p>
          </table:table-cell>
          <table:table-cell table:formula="of:=(RAND()*0.2+0.9)*1.5" office:value-type="float" office:value="1.43987892942969">
            <text:p>1.4</text:p>
          </table:table-cell>
          <table:table-cell table:formula="of:=(RAND()*0.2+0.9)*1.5" office:value-type="float" office:value="1.60587574008387">
            <text:p>1.6</text:p>
          </table:table-cell>
          <table:table-cell table:formula="of:=(RAND()*0.2+0.9)*1.5" office:value-type="float" office:value="1.4993228495121">
            <text:p>1.5</text:p>
          </table:table-cell>
          <table:table-cell table:formula="of:=(RAND()*0.2+0.9)*1.5" office:value-type="float" office:value="1.52319310221355">
            <text:p>1.5</text:p>
          </table:table-cell>
        </table:table-row>
        <table:table-row table:style-name="ro2">
          <table:table-cell office:value-type="string">
            <text:p>chickpea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4" office:value-type="float" office:value="1.3085598255787">
            <text:p>1.3</text:p>
          </table:table-cell>
          <table:table-cell table:formula="of:=(RAND()*0.2+0.9)*1.4" office:value-type="float" office:value="1.26770506959409">
            <text:p>1.3</text:p>
          </table:table-cell>
          <table:table-cell table:formula="of:=(RAND()*0.2+0.9)*1.4" office:value-type="float" office:value="1.27692090956494">
            <text:p>1.3</text:p>
          </table:table-cell>
          <table:table-cell table:formula="of:=(RAND()*0.2+0.9)*1.4" office:value-type="float" office:value="1.50654864667915">
            <text:p>1.5</text:p>
          </table:table-cell>
          <table:table-cell table:formula="of:=(RAND()*0.2+0.9)*1.4" office:value-type="float" office:value="1.49577241434716">
            <text:p>1.5</text:p>
          </table:table-cell>
          <table:table-cell table:formula="of:=(RAND()*0.2+0.9)*1.4" office:value-type="float" office:value="1.36256781158037">
            <text:p>1.4</text:p>
          </table:table-cell>
          <table:table-cell table:formula="of:=(RAND()*0.2+0.9)*1.4" office:value-type="float" office:value="1.41726892698556">
            <text:p>1.4</text:p>
          </table:table-cell>
          <table:table-cell table:formula="of:=(RAND()*0.2+0.9)*1.4" office:value-type="float" office:value="1.36016382827424">
            <text:p>1.4</text:p>
          </table:table-cell>
          <table:table-cell table:formula="of:=(RAND()*0.2+0.9)*1.4" office:value-type="float" office:value="1.31013811975718">
            <text:p>1.3</text:p>
          </table:table-cell>
          <table:table-cell table:formula="of:=(RAND()*0.2+0.9)*1.4" office:value-type="float" office:value="1.30362531110644">
            <text:p>1.3</text:p>
          </table:table-cell>
        </table:table-row>
        <table:table-row table:style-name="ro2">
          <table:table-cell office:value-type="string">
            <text:p>eggs</text:p>
          </table:table-cell>
          <table:table-cell office:value-type="float" office:value="1">
            <text:p>1</text:p>
          </table:table-cell>
          <table:table-cell office:value-type="string">
            <text:p>dz</text:p>
          </table:table-cell>
          <table:table-cell table:formula="of:=(RAND()*0.2+0.9)*2" office:value-type="float" office:value="1.91519338656217">
            <text:p>1.9</text:p>
          </table:table-cell>
          <table:table-cell table:formula="of:=(RAND()*0.2+0.9)*2" office:value-type="float" office:value="1.83004174176604">
            <text:p>1.8</text:p>
          </table:table-cell>
          <table:table-cell table:formula="of:=(RAND()*0.2+0.9)*2" office:value-type="float" office:value="1.88456783266738">
            <text:p>1.9</text:p>
          </table:table-cell>
          <table:table-cell table:formula="of:=(RAND()*0.2+0.9)*2" office:value-type="float" office:value="1.85734157925472">
            <text:p>1.9</text:p>
          </table:table-cell>
          <table:table-cell table:formula="of:=(RAND()*0.2+0.9)*2" office:value-type="float" office:value="2.1977305800654">
            <text:p>2.2</text:p>
          </table:table-cell>
          <table:table-cell table:formula="of:=(RAND()*0.2+0.9)*2" office:value-type="float" office:value="1.82433990472928">
            <text:p>1.8</text:p>
          </table:table-cell>
          <table:table-cell table:formula="of:=(RAND()*0.2+0.9)*2" office:value-type="float" office:value="1.93021086836234">
            <text:p>1.9</text:p>
          </table:table-cell>
          <table:table-cell table:formula="of:=(RAND()*0.2+0.9)*2" office:value-type="float" office:value="2.15765845905989">
            <text:p>2.2</text:p>
          </table:table-cell>
          <table:table-cell table:formula="of:=(RAND()*0.2+0.9)*2" office:value-type="float" office:value="2.01585742197931">
            <text:p>2.0</text:p>
          </table:table-cell>
          <table:table-cell table:formula="of:=(RAND()*0.2+0.9)*2" office:value-type="float" office:value="1.81496797446162">
            <text:p>1.8</text:p>
          </table:table-cell>
        </table:table-row>
        <table:table-row table:style-name="ro2">
          <table:table-cell office:value-type="string">
            <text:p>garlic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3" office:value-type="float" office:value="3.00928087569773">
            <text:p>3.0</text:p>
          </table:table-cell>
          <table:table-cell table:formula="of:=(RAND()*0.2+0.9)*3" office:value-type="float" office:value="2.70128024993464">
            <text:p>2.7</text:p>
          </table:table-cell>
          <table:table-cell table:formula="of:=(RAND()*0.2+0.9)*3" office:value-type="float" office:value="3.18253652625717">
            <text:p>3.2</text:p>
          </table:table-cell>
          <table:table-cell table:formula="of:=(RAND()*0.2+0.9)*3" office:value-type="float" office:value="2.92629870744422">
            <text:p>2.9</text:p>
          </table:table-cell>
          <table:table-cell table:formula="of:=(RAND()*0.2+0.9)*3" office:value-type="float" office:value="3.23597339806147">
            <text:p>3.2</text:p>
          </table:table-cell>
          <table:table-cell table:formula="of:=(RAND()*0.2+0.9)*3" office:value-type="float" office:value="2.79357920056209">
            <text:p>2.8</text:p>
          </table:table-cell>
          <table:table-cell table:formula="of:=(RAND()*0.2+0.9)*3" office:value-type="float" office:value="2.86442092121579">
            <text:p>2.9</text:p>
          </table:table-cell>
          <table:table-cell table:formula="of:=(RAND()*0.2+0.9)*3" office:value-type="float" office:value="3.08480664552189">
            <text:p>3.1</text:p>
          </table:table-cell>
          <table:table-cell table:formula="of:=(RAND()*0.2+0.9)*3" office:value-type="float" office:value="2.94361715982668">
            <text:p>2.9</text:p>
          </table:table-cell>
          <table:table-cell table:formula="of:=(RAND()*0.2+0.9)*3" office:value-type="float" office:value="2.85629518604837">
            <text:p>2.9</text:p>
          </table:table-cell>
        </table:table-row>
        <table:table-row table:style-name="ro2">
          <table:table-cell office:value-type="string">
            <text:p>green grap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1.93481605276465">
            <text:p>1.9</text:p>
          </table:table-cell>
          <table:table-cell table:formula="of:=(RAND()*0.2+0.9)*2" office:value-type="float" office:value="2.1086655318737">
            <text:p>2.1</text:p>
          </table:table-cell>
          <table:table-cell table:formula="of:=(RAND()*0.2+0.9)*2" office:value-type="float" office:value="2.02983859479427">
            <text:p>2.0</text:p>
          </table:table-cell>
          <table:table-cell table:formula="of:=(RAND()*0.2+0.9)*2" office:value-type="float" office:value="2.08882146188989">
            <text:p>2.1</text:p>
          </table:table-cell>
          <table:table-cell table:formula="of:=(RAND()*0.2+0.9)*2" office:value-type="float" office:value="1.99973708298057">
            <text:p>2.0</text:p>
          </table:table-cell>
          <table:table-cell table:formula="of:=(RAND()*0.2+0.9)*2" office:value-type="float" office:value="1.83786231093109">
            <text:p>1.8</text:p>
          </table:table-cell>
          <table:table-cell table:formula="of:=(RAND()*0.2+0.9)*2" office:value-type="float" office:value="1.96913695670664">
            <text:p>2.0</text:p>
          </table:table-cell>
          <table:table-cell table:formula="of:=(RAND()*0.2+0.9)*2" office:value-type="float" office:value="1.88338844878599">
            <text:p>1.9</text:p>
          </table:table-cell>
          <table:table-cell table:formula="of:=(RAND()*0.2+0.9)*2" office:value-type="float" office:value="2.04518902748823">
            <text:p>2.0</text:p>
          </table:table-cell>
          <table:table-cell table:formula="of:=(RAND()*0.2+0.9)*2" office:value-type="float" office:value="2.0948972905986">
            <text:p>2.1</text:p>
          </table:table-cell>
        </table:table-row>
        <table:table-row table:style-name="ro2">
          <table:table-cell office:value-type="string">
            <text:p>lemon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6" office:value-type="float" office:value="1.70118087306619">
            <text:p>1.7</text:p>
          </table:table-cell>
          <table:table-cell table:formula="of:=(RAND()*0.2+0.9)*1.6" office:value-type="float" office:value="1.60706770330668">
            <text:p>1.6</text:p>
          </table:table-cell>
          <table:table-cell table:formula="of:=(RAND()*0.2+0.9)*1.6" office:value-type="float" office:value="1.49244955793023">
            <text:p>1.5</text:p>
          </table:table-cell>
          <table:table-cell table:formula="of:=(RAND()*0.2+0.9)*1.6" office:value-type="float" office:value="1.46704230114818">
            <text:p>1.5</text:p>
          </table:table-cell>
          <table:table-cell table:formula="of:=(RAND()*0.2+0.9)*1.6" office:value-type="float" office:value="1.60117886550725">
            <text:p>1.6</text:p>
          </table:table-cell>
          <table:table-cell table:formula="of:=(RAND()*0.2+0.9)*1.6" office:value-type="float" office:value="1.69326289795339">
            <text:p>1.7</text:p>
          </table:table-cell>
          <table:table-cell table:formula="of:=(RAND()*0.2+0.9)*1.6" office:value-type="float" office:value="1.62402541346848">
            <text:p>1.6</text:p>
          </table:table-cell>
          <table:table-cell table:formula="of:=(RAND()*0.2+0.9)*1.6" office:value-type="float" office:value="1.59392436631024">
            <text:p>1.6</text:p>
          </table:table-cell>
          <table:table-cell table:formula="of:=(RAND()*0.2+0.9)*1.6" office:value-type="float" office:value="1.53842207364738">
            <text:p>1.5</text:p>
          </table:table-cell>
          <table:table-cell table:formula="of:=(RAND()*0.2+0.9)*1.6" office:value-type="float" office:value="1.50354084983468">
            <text:p>1.5</text:p>
          </table:table-cell>
        </table:table-row>
        <table:table-row table:style-name="ro2">
          <table:table-cell office:value-type="string">
            <text:p>lentil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4" office:value-type="float" office:value="1.4120862752106">
            <text:p>1.4</text:p>
          </table:table-cell>
          <table:table-cell table:formula="of:=(RAND()*0.2+0.9)*1.4" office:value-type="float" office:value="1.44373267376795">
            <text:p>1.4</text:p>
          </table:table-cell>
          <table:table-cell table:formula="of:=(RAND()*0.2+0.9)*1.4" office:value-type="float" office:value="1.43621878943406">
            <text:p>1.4</text:p>
          </table:table-cell>
          <table:table-cell table:formula="of:=(RAND()*0.2+0.9)*1.4" office:value-type="float" office:value="1.34828497499228">
            <text:p>1.3</text:p>
          </table:table-cell>
          <table:table-cell table:formula="of:=(RAND()*0.2+0.9)*1.4" office:value-type="float" office:value="1.34942333712243">
            <text:p>1.3</text:p>
          </table:table-cell>
          <table:table-cell table:formula="of:=(RAND()*0.2+0.9)*1.4" office:value-type="float" office:value="1.51022918500006">
            <text:p>1.5</text:p>
          </table:table-cell>
          <table:table-cell table:formula="of:=(RAND()*0.2+0.9)*1.4" office:value-type="float" office:value="1.26899899628013">
            <text:p>1.3</text:p>
          </table:table-cell>
          <table:table-cell table:formula="of:=(RAND()*0.2+0.9)*1.4" office:value-type="float" office:value="1.39203625882976">
            <text:p>1.4</text:p>
          </table:table-cell>
          <table:table-cell table:formula="of:=(RAND()*0.2+0.9)*1.4" office:value-type="float" office:value="1.43365574738011">
            <text:p>1.4</text:p>
          </table:table-cell>
          <table:table-cell table:formula="of:=(RAND()*0.2+0.9)*1.4" office:value-type="float" office:value="1.36703732256778">
            <text:p>1.4</text:p>
          </table:table-cell>
        </table:table-row>
        <table:table-row table:style-name="ro2">
          <table:table-cell office:value-type="string">
            <text:p>lettuc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5" office:value-type="float" office:value="2.70450876711402">
            <text:p>2.7</text:p>
          </table:table-cell>
          <table:table-cell table:formula="of:=(RAND()*0.2+0.9)*2.5" office:value-type="float" office:value="2.73848392639775">
            <text:p>2.7</text:p>
          </table:table-cell>
          <table:table-cell table:formula="of:=(RAND()*0.2+0.9)*2.5" office:value-type="float" office:value="2.67757227679249">
            <text:p>2.7</text:p>
          </table:table-cell>
          <table:table-cell table:formula="of:=(RAND()*0.2+0.9)*2.5" office:value-type="float" office:value="2.39044001826551">
            <text:p>2.4</text:p>
          </table:table-cell>
          <table:table-cell table:formula="of:=(RAND()*0.2+0.9)*2.5" office:value-type="float" office:value="2.5802067007171">
            <text:p>2.6</text:p>
          </table:table-cell>
          <table:table-cell table:formula="of:=(RAND()*0.2+0.9)*2.5" office:value-type="float" office:value="2.73145195352845">
            <text:p>2.7</text:p>
          </table:table-cell>
          <table:table-cell table:formula="of:=(RAND()*0.2+0.9)*2.5" office:value-type="float" office:value="2.36702019092627">
            <text:p>2.4</text:p>
          </table:table-cell>
          <table:table-cell table:formula="of:=(RAND()*0.2+0.9)*2.5" office:value-type="float" office:value="2.74203529546503">
            <text:p>2.7</text:p>
          </table:table-cell>
          <table:table-cell table:formula="of:=(RAND()*0.2+0.9)*2.5" office:value-type="float" office:value="2.3248635813361">
            <text:p>2.3</text:p>
          </table:table-cell>
          <table:table-cell table:formula="of:=(RAND()*0.2+0.9)*2.5" office:value-type="float" office:value="2.37919871474151">
            <text:p>2.4</text:p>
          </table:table-cell>
        </table:table-row>
        <table:table-row table:style-name="ro2">
          <table:table-cell office:value-type="string">
            <text:p>lim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48044993588701">
            <text:p>1.5</text:p>
          </table:table-cell>
          <table:table-cell table:formula="of:=(RAND()*0.2+0.9)*1.5" office:value-type="float" office:value="1.44547109899577">
            <text:p>1.4</text:p>
          </table:table-cell>
          <table:table-cell table:formula="of:=(RAND()*0.2+0.9)*1.5" office:value-type="float" office:value="1.3813179819379">
            <text:p>1.4</text:p>
          </table:table-cell>
          <table:table-cell table:formula="of:=(RAND()*0.2+0.9)*1.5" office:value-type="float" office:value="1.3673696558224">
            <text:p>1.4</text:p>
          </table:table-cell>
          <table:table-cell table:formula="of:=(RAND()*0.2+0.9)*1.5" office:value-type="float" office:value="1.60037261629477">
            <text:p>1.6</text:p>
          </table:table-cell>
          <table:table-cell table:formula="of:=(RAND()*0.2+0.9)*1.5" office:value-type="float" office:value="1.61865638801828">
            <text:p>1.6</text:p>
          </table:table-cell>
          <table:table-cell table:formula="of:=(RAND()*0.2+0.9)*1.5" office:value-type="float" office:value="1.62139056099113">
            <text:p>1.6</text:p>
          </table:table-cell>
          <table:table-cell table:formula="of:=(RAND()*0.2+0.9)*1.5" office:value-type="float" office:value="1.46057327371091">
            <text:p>1.5</text:p>
          </table:table-cell>
          <table:table-cell table:formula="of:=(RAND()*0.2+0.9)*1.5" office:value-type="float" office:value="1.61268984787166">
            <text:p>1.6</text:p>
          </table:table-cell>
          <table:table-cell table:formula="of:=(RAND()*0.2+0.9)*1.5" office:value-type="float" office:value="1.44125715270638">
            <text:p>1.4</text:p>
          </table:table-cell>
        </table:table-row>
        <table:table-row table:style-name="ro2"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 office:value-type="string">
            <text:p>qt</text:p>
          </table:table-cell>
          <table:table-cell table:formula="of:=(RAND()*0.2+0.9)*1" office:value-type="float" office:value="0.961150084855035">
            <text:p>1.0</text:p>
          </table:table-cell>
          <table:table-cell table:formula="of:=(RAND()*0.2+0.9)*1" office:value-type="float" office:value="1.07868659365922">
            <text:p>1.1</text:p>
          </table:table-cell>
          <table:table-cell table:formula="of:=(RAND()*0.2+0.9)*1" office:value-type="float" office:value="0.993232523882762">
            <text:p>1.0</text:p>
          </table:table-cell>
          <table:table-cell table:formula="of:=(RAND()*0.2+0.9)*1" office:value-type="float" office:value="1.06073275217786">
            <text:p>1.1</text:p>
          </table:table-cell>
          <table:table-cell table:formula="of:=(RAND()*0.2+0.9)*1" office:value-type="float" office:value="1.01730436049402">
            <text:p>1.0</text:p>
          </table:table-cell>
          <table:table-cell table:formula="of:=(RAND()*0.2+0.9)*1" office:value-type="float" office:value="0.985248600365594">
            <text:p>1.0</text:p>
          </table:table-cell>
          <table:table-cell table:formula="of:=(RAND()*0.2+0.9)*1" office:value-type="float" office:value="0.904175894428045">
            <text:p>0.9</text:p>
          </table:table-cell>
          <table:table-cell table:formula="of:=(RAND()*0.2+0.9)*1" office:value-type="float" office:value="0.993951426260173">
            <text:p>1.0</text:p>
          </table:table-cell>
          <table:table-cell table:formula="of:=(RAND()*0.2+0.9)*1" office:value-type="float" office:value="0.920287796109915">
            <text:p>0.9</text:p>
          </table:table-cell>
          <table:table-cell table:formula="of:=(RAND()*0.2+0.9)*1" office:value-type="float" office:value="1.02642435966991">
            <text:p>1.0</text:p>
          </table:table-cell>
        </table:table-row>
        <table:table-row table:style-name="ro2">
          <table:table-cell office:value-type="string">
            <text:p>oatmeal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0817471043393">
            <text:p>1.1</text:p>
          </table:table-cell>
          <table:table-cell table:formula="of:=(RAND()*0.2+0.9)*1.2" office:value-type="float" office:value="1.12232631135732">
            <text:p>1.1</text:p>
          </table:table-cell>
          <table:table-cell table:formula="of:=(RAND()*0.2+0.9)*1.2" office:value-type="float" office:value="1.23039837559685">
            <text:p>1.2</text:p>
          </table:table-cell>
          <table:table-cell table:formula="of:=(RAND()*0.2+0.9)*1.2" office:value-type="float" office:value="1.13701902508736">
            <text:p>1.1</text:p>
          </table:table-cell>
          <table:table-cell table:formula="of:=(RAND()*0.2+0.9)*1.2" office:value-type="float" office:value="1.2517703621462">
            <text:p>1.3</text:p>
          </table:table-cell>
          <table:table-cell table:formula="of:=(RAND()*0.2+0.9)*1.2" office:value-type="float" office:value="1.16337473245338">
            <text:p>1.2</text:p>
          </table:table-cell>
          <table:table-cell table:formula="of:=(RAND()*0.2+0.9)*1.2" office:value-type="float" office:value="1.28802712021396">
            <text:p>1.3</text:p>
          </table:table-cell>
          <table:table-cell table:formula="of:=(RAND()*0.2+0.9)*1.2" office:value-type="float" office:value="1.19182490089908">
            <text:p>1.2</text:p>
          </table:table-cell>
          <table:table-cell table:formula="of:=(RAND()*0.2+0.9)*1.2" office:value-type="float" office:value="1.15101107390597">
            <text:p>1.2</text:p>
          </table:table-cell>
          <table:table-cell table:formula="of:=(RAND()*0.2+0.9)*1.2" office:value-type="float" office:value="1.09872078118846">
            <text:p>1.1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0.977138418052346">
            <text:p>1.0</text:p>
          </table:table-cell>
          <table:table-cell table:formula="of:=(RAND()*0.2+0.9)*1" office:value-type="float" office:value="0.901168763218448">
            <text:p>0.9</text:p>
          </table:table-cell>
          <table:table-cell table:formula="of:=(RAND()*0.2+0.9)*1" office:value-type="float" office:value="0.977013925230131">
            <text:p>1.0</text:p>
          </table:table-cell>
          <table:table-cell table:formula="of:=(RAND()*0.2+0.9)*1" office:value-type="float" office:value="0.969972013356164">
            <text:p>1.0</text:p>
          </table:table-cell>
          <table:table-cell table:formula="of:=(RAND()*0.2+0.9)*1" office:value-type="float" office:value="1.04923266423866">
            <text:p>1.0</text:p>
          </table:table-cell>
          <table:table-cell table:formula="of:=(RAND()*0.2+0.9)*1" office:value-type="float" office:value="0.963738753367215">
            <text:p>1.0</text:p>
          </table:table-cell>
          <table:table-cell table:formula="of:=(RAND()*0.2+0.9)*1" office:value-type="float" office:value="1.01726175020449">
            <text:p>1.0</text:p>
          </table:table-cell>
          <table:table-cell table:formula="of:=(RAND()*0.2+0.9)*1" office:value-type="float" office:value="0.944457311043516">
            <text:p>0.9</text:p>
          </table:table-cell>
          <table:table-cell table:formula="of:=(RAND()*0.2+0.9)*1" office:value-type="float" office:value="0.945308955851942">
            <text:p>0.9</text:p>
          </table:table-cell>
          <table:table-cell table:formula="of:=(RAND()*0.2+0.9)*1" office:value-type="float" office:value="1.04839439019561">
            <text:p>1.0</text:p>
          </table:table-cell>
        </table:table-row>
        <table:table-row table:style-name="ro2">
          <table:table-cell office:value-type="string">
            <text:p>orang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3" office:value-type="float" office:value="1.30935816965532">
            <text:p>1.3</text:p>
          </table:table-cell>
          <table:table-cell table:formula="of:=(RAND()*0.2+0.9)*1.3" office:value-type="float" office:value="1.27057879846077">
            <text:p>1.3</text:p>
          </table:table-cell>
          <table:table-cell table:formula="of:=(RAND()*0.2+0.9)*1.3" office:value-type="float" office:value="1.38713690531906">
            <text:p>1.4</text:p>
          </table:table-cell>
          <table:table-cell table:formula="of:=(RAND()*0.2+0.9)*1.3" office:value-type="float" office:value="1.40713755476754">
            <text:p>1.4</text:p>
          </table:table-cell>
          <table:table-cell table:formula="of:=(RAND()*0.2+0.9)*1.3" office:value-type="float" office:value="1.3562564284727">
            <text:p>1.4</text:p>
          </table:table-cell>
          <table:table-cell table:formula="of:=(RAND()*0.2+0.9)*1.3" office:value-type="float" office:value="1.40066982766613">
            <text:p>1.4</text:p>
          </table:table-cell>
          <table:table-cell table:formula="of:=(RAND()*0.2+0.9)*1.3" office:value-type="float" office:value="1.2721453514928">
            <text:p>1.3</text:p>
          </table:table-cell>
          <table:table-cell table:formula="of:=(RAND()*0.2+0.9)*1.3" office:value-type="float" office:value="1.21715643388219">
            <text:p>1.2</text:p>
          </table:table-cell>
          <table:table-cell table:formula="of:=(RAND()*0.2+0.9)*1.3" office:value-type="float" office:value="1.30707650705706">
            <text:p>1.3</text:p>
          </table:table-cell>
          <table:table-cell table:formula="of:=(RAND()*0.2+0.9)*1.3" office:value-type="float" office:value="1.23501464001834">
            <text:p>1.2</text:p>
          </table:table-cell>
        </table:table-row>
        <table:table-row table:style-name="ro2">
          <table:table-cell office:value-type="string">
            <text:p>pineappl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1.84421417741105">
            <text:p>1.8</text:p>
          </table:table-cell>
          <table:table-cell table:formula="of:=(RAND()*0.2+0.9)*2" office:value-type="float" office:value="2.14036996923387">
            <text:p>2.1</text:p>
          </table:table-cell>
          <table:table-cell table:formula="of:=(RAND()*0.2+0.9)*2" office:value-type="float" office:value="2.01698017008603">
            <text:p>2.0</text:p>
          </table:table-cell>
          <table:table-cell table:formula="of:=(RAND()*0.2+0.9)*2" office:value-type="float" office:value="2.09971644422039">
            <text:p>2.1</text:p>
          </table:table-cell>
          <table:table-cell table:formula="of:=(RAND()*0.2+0.9)*2" office:value-type="float" office:value="1.94250489510596">
            <text:p>1.9</text:p>
          </table:table-cell>
          <table:table-cell table:formula="of:=(RAND()*0.2+0.9)*2" office:value-type="float" office:value="1.85118430787697">
            <text:p>1.9</text:p>
          </table:table-cell>
          <table:table-cell table:formula="of:=(RAND()*0.2+0.9)*2" office:value-type="float" office:value="1.93912027841434">
            <text:p>1.9</text:p>
          </table:table-cell>
          <table:table-cell table:formula="of:=(RAND()*0.2+0.9)*2" office:value-type="float" office:value="2.12638503545895">
            <text:p>2.1</text:p>
          </table:table-cell>
          <table:table-cell table:formula="of:=(RAND()*0.2+0.9)*2" office:value-type="float" office:value="1.8430205383338">
            <text:p>1.8</text:p>
          </table:table-cell>
          <table:table-cell table:formula="of:=(RAND()*0.2+0.9)*2" office:value-type="float" office:value="1.81595258172601">
            <text:p>1.8</text:p>
          </table:table-cell>
        </table:table-row>
        <table:table-row table:style-name="ro2">
          <table:table-cell office:value-type="string">
            <text:p>pot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1.08197329556569">
            <text:p>1.1</text:p>
          </table:table-cell>
          <table:table-cell table:formula="of:=(RAND()*0.2+0.9)*1" office:value-type="float" office:value="1.02690670834854">
            <text:p>1.0</text:p>
          </table:table-cell>
          <table:table-cell table:formula="of:=(RAND()*0.2+0.9)*1" office:value-type="float" office:value="0.919428572105244">
            <text:p>0.9</text:p>
          </table:table-cell>
          <table:table-cell table:formula="of:=(RAND()*0.2+0.9)*1" office:value-type="float" office:value="1.07711714529432">
            <text:p>1.1</text:p>
          </table:table-cell>
          <table:table-cell table:formula="of:=(RAND()*0.2+0.9)*1" office:value-type="float" office:value="0.904988999199122">
            <text:p>0.9</text:p>
          </table:table-cell>
          <table:table-cell table:formula="of:=(RAND()*0.2+0.9)*1" office:value-type="float" office:value="0.993522247718647">
            <text:p>1.0</text:p>
          </table:table-cell>
          <table:table-cell table:formula="of:=(RAND()*0.2+0.9)*1" office:value-type="float" office:value="1.08373466031626">
            <text:p>1.1</text:p>
          </table:table-cell>
          <table:table-cell table:formula="of:=(RAND()*0.2+0.9)*1" office:value-type="float" office:value="1.021489751013">
            <text:p>1.0</text:p>
          </table:table-cell>
          <table:table-cell table:formula="of:=(RAND()*0.2+0.9)*1" office:value-type="float" office:value="1.06020792732015">
            <text:p>1.1</text:p>
          </table:table-cell>
          <table:table-cell table:formula="of:=(RAND()*0.2+0.9)*1" office:value-type="float" office:value="0.931415937282145">
            <text:p>0.9</text:p>
          </table:table-cell>
        </table:table-row>
        <table:table-row table:style-name="ro2">
          <table:table-cell office:value-type="string">
            <text:p>red grap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1.8121674255468">
            <text:p>1.8</text:p>
          </table:table-cell>
          <table:table-cell table:formula="of:=(RAND()*0.2+0.9)*2" office:value-type="float" office:value="2.19353650296107">
            <text:p>2.2</text:p>
          </table:table-cell>
          <table:table-cell table:formula="of:=(RAND()*0.2+0.9)*2" office:value-type="float" office:value="1.96062663607299">
            <text:p>2.0</text:p>
          </table:table-cell>
          <table:table-cell table:formula="of:=(RAND()*0.2+0.9)*2" office:value-type="float" office:value="1.92908330289647">
            <text:p>1.9</text:p>
          </table:table-cell>
          <table:table-cell table:formula="of:=(RAND()*0.2+0.9)*2" office:value-type="float" office:value="2.09099933030084">
            <text:p>2.1</text:p>
          </table:table-cell>
          <table:table-cell table:formula="of:=(RAND()*0.2+0.9)*2" office:value-type="float" office:value="1.99473063228652">
            <text:p>2.0</text:p>
          </table:table-cell>
          <table:table-cell table:formula="of:=(RAND()*0.2+0.9)*2" office:value-type="float" office:value="1.85524329207838">
            <text:p>1.9</text:p>
          </table:table-cell>
          <table:table-cell table:formula="of:=(RAND()*0.2+0.9)*2" office:value-type="float" office:value="2.11149633629248">
            <text:p>2.1</text:p>
          </table:table-cell>
          <table:table-cell table:formula="of:=(RAND()*0.2+0.9)*2" office:value-type="float" office:value="2.03720568800345">
            <text:p>2.0</text:p>
          </table:table-cell>
          <table:table-cell table:formula="of:=(RAND()*0.2+0.9)*2" office:value-type="float" office:value="1.94659576304257">
            <text:p>1.9</text:p>
          </table:table-cell>
        </table:table-row>
        <table:table-row table:style-name="ro2">
          <table:table-cell office:value-type="string">
            <text:p>red pepper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" office:value-type="float" office:value="2.11735821748152">
            <text:p>2.1</text:p>
          </table:table-cell>
          <table:table-cell table:formula="of:=(RAND()*0.2+0.9)*2" office:value-type="float" office:value="2.15651318030432">
            <text:p>2.2</text:p>
          </table:table-cell>
          <table:table-cell table:formula="of:=(RAND()*0.2+0.9)*2" office:value-type="float" office:value="1.83319520000368">
            <text:p>1.8</text:p>
          </table:table-cell>
          <table:table-cell table:formula="of:=(RAND()*0.2+0.9)*2" office:value-type="float" office:value="1.88175587821752">
            <text:p>1.9</text:p>
          </table:table-cell>
          <table:table-cell table:formula="of:=(RAND()*0.2+0.9)*2" office:value-type="float" office:value="1.82779276194051">
            <text:p>1.8</text:p>
          </table:table-cell>
          <table:table-cell table:formula="of:=(RAND()*0.2+0.9)*2" office:value-type="float" office:value="2.15605331389233">
            <text:p>2.2</text:p>
          </table:table-cell>
          <table:table-cell table:formula="of:=(RAND()*0.2+0.9)*2" office:value-type="float" office:value="2.18025299925357">
            <text:p>2.2</text:p>
          </table:table-cell>
          <table:table-cell table:formula="of:=(RAND()*0.2+0.9)*2" office:value-type="float" office:value="1.82424152698368">
            <text:p>1.8</text:p>
          </table:table-cell>
          <table:table-cell table:formula="of:=(RAND()*0.2+0.9)*2" office:value-type="float" office:value="1.89444444384426">
            <text:p>1.9</text:p>
          </table:table-cell>
          <table:table-cell table:formula="of:=(RAND()*0.2+0.9)*2" office:value-type="float" office:value="2.08078895574436">
            <text:p>2.1</text:p>
          </table:table-cell>
        </table:table-row>
        <table:table-row table:style-name="ro2">
          <table:table-cell office:value-type="string">
            <text:p>rice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08493940502405">
            <text:p>1.1</text:p>
          </table:table-cell>
          <table:table-cell table:formula="of:=(RAND()*0.2+0.9)*1.2" office:value-type="float" office:value="1.10617576092482">
            <text:p>1.1</text:p>
          </table:table-cell>
          <table:table-cell table:formula="of:=(RAND()*0.2+0.9)*1.2" office:value-type="float" office:value="1.08829125914723">
            <text:p>1.1</text:p>
          </table:table-cell>
          <table:table-cell table:formula="of:=(RAND()*0.2+0.9)*1.2" office:value-type="float" office:value="1.1261992932111">
            <text:p>1.1</text:p>
          </table:table-cell>
          <table:table-cell table:formula="of:=(RAND()*0.2+0.9)*1.2" office:value-type="float" office:value="1.20626496540383">
            <text:p>1.2</text:p>
          </table:table-cell>
          <table:table-cell table:formula="of:=(RAND()*0.2+0.9)*1.2" office:value-type="float" office:value="1.30854334238917">
            <text:p>1.3</text:p>
          </table:table-cell>
          <table:table-cell table:formula="of:=(RAND()*0.2+0.9)*1.2" office:value-type="float" office:value="1.29632326958701">
            <text:p>1.3</text:p>
          </table:table-cell>
          <table:table-cell table:formula="of:=(RAND()*0.2+0.9)*1.2" office:value-type="float" office:value="1.29432634552941">
            <text:p>1.3</text:p>
          </table:table-cell>
          <table:table-cell table:formula="of:=(RAND()*0.2+0.9)*1.2" office:value-type="float" office:value="1.24358601344749">
            <text:p>1.2</text:p>
          </table:table-cell>
          <table:table-cell table:formula="of:=(RAND()*0.2+0.9)*1.2" office:value-type="float" office:value="1.21759078066796">
            <text:p>1.2</text:p>
          </table:table-cell>
        </table:table-row>
        <table:table-row table:style-name="ro2">
          <table:table-cell office:value-type="string">
            <text:p>salt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" office:value-type="float" office:value="1.0431355654262">
            <text:p>1.0</text:p>
          </table:table-cell>
          <table:table-cell table:formula="of:=(RAND()*0.2+0.9)*1" office:value-type="float" office:value="1.06767978486605">
            <text:p>1.1</text:p>
          </table:table-cell>
          <table:table-cell table:formula="of:=(RAND()*0.2+0.9)*1" office:value-type="float" office:value="1.01707042464986">
            <text:p>1.0</text:p>
          </table:table-cell>
          <table:table-cell table:formula="of:=(RAND()*0.2+0.9)*1" office:value-type="float" office:value="1.07944273208268">
            <text:p>1.1</text:p>
          </table:table-cell>
          <table:table-cell table:formula="of:=(RAND()*0.2+0.9)*1" office:value-type="float" office:value="0.95643135108985">
            <text:p>1.0</text:p>
          </table:table-cell>
          <table:table-cell table:formula="of:=(RAND()*0.2+0.9)*1" office:value-type="float" office:value="0.932811009092256">
            <text:p>0.9</text:p>
          </table:table-cell>
          <table:table-cell table:formula="of:=(RAND()*0.2+0.9)*1" office:value-type="float" office:value="1.06063715992495">
            <text:p>1.1</text:p>
          </table:table-cell>
          <table:table-cell table:formula="of:=(RAND()*0.2+0.9)*1" office:value-type="float" office:value="0.902531138155609">
            <text:p>0.9</text:p>
          </table:table-cell>
          <table:table-cell table:formula="of:=(RAND()*0.2+0.9)*1" office:value-type="float" office:value="1.02979756793939">
            <text:p>1.0</text:p>
          </table:table-cell>
          <table:table-cell table:formula="of:=(RAND()*0.2+0.9)*1" office:value-type="float" office:value="1.0105496130418">
            <text:p>1.0</text:p>
          </table:table-cell>
        </table:table-row>
        <table:table-row table:style-name="ro2">
          <table:table-cell office:value-type="string">
            <text:p>soy milk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2.2" office:value-type="float" office:value="2.39350845930167">
            <text:p>2.4</text:p>
          </table:table-cell>
          <table:table-cell table:formula="of:=(RAND()*0.2+0.9)*2.2" office:value-type="float" office:value="2.38986042266712">
            <text:p>2.4</text:p>
          </table:table-cell>
          <table:table-cell table:formula="of:=(RAND()*0.2+0.9)*2.2" office:value-type="float" office:value="2.08163128277287">
            <text:p>2.1</text:p>
          </table:table-cell>
          <table:table-cell table:formula="of:=(RAND()*0.2+0.9)*2.2" office:value-type="float" office:value="2.22930431031622">
            <text:p>2.2</text:p>
          </table:table-cell>
          <table:table-cell table:formula="of:=(RAND()*0.2+0.9)*2.2" office:value-type="float" office:value="2.15151822991669">
            <text:p>2.2</text:p>
          </table:table-cell>
          <table:table-cell table:formula="of:=(RAND()*0.2+0.9)*2.2" office:value-type="float" office:value="2.34550449669361">
            <text:p>2.3</text:p>
          </table:table-cell>
          <table:table-cell table:formula="of:=(RAND()*0.2+0.9)*2.2" office:value-type="float" office:value="2.40412784396671">
            <text:p>2.4</text:p>
          </table:table-cell>
          <table:table-cell table:formula="of:=(RAND()*0.2+0.9)*2.2" office:value-type="float" office:value="2.05049205624498">
            <text:p>2.1</text:p>
          </table:table-cell>
          <table:table-cell table:formula="of:=(RAND()*0.2+0.9)*2.2" office:value-type="float" office:value="2.00485455448739">
            <text:p>2.0</text:p>
          </table:table-cell>
          <table:table-cell table:formula="of:=(RAND()*0.2+0.9)*2.2" office:value-type="float" office:value="2.03603671919554">
            <text:p>2.0</text:p>
          </table:table-cell>
        </table:table-row>
        <table:table-row table:style-name="ro2">
          <table:table-cell office:value-type="string">
            <text:p>spinach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5" office:value-type="float" office:value="4.75114130461589">
            <text:p>4.8</text:p>
          </table:table-cell>
          <table:table-cell table:formula="of:=(RAND()*0.2+0.9)*5" office:value-type="float" office:value="5.38129831361584">
            <text:p>5.4</text:p>
          </table:table-cell>
          <table:table-cell table:formula="of:=(RAND()*0.2+0.9)*5" office:value-type="float" office:value="5.39196931291372">
            <text:p>5.4</text:p>
          </table:table-cell>
          <table:table-cell table:formula="of:=(RAND()*0.2+0.9)*5" office:value-type="float" office:value="5.08986798115075">
            <text:p>5.1</text:p>
          </table:table-cell>
          <table:table-cell table:formula="of:=(RAND()*0.2+0.9)*5" office:value-type="float" office:value="4.67166542657651">
            <text:p>4.7</text:p>
          </table:table-cell>
          <table:table-cell table:formula="of:=(RAND()*0.2+0.9)*5" office:value-type="float" office:value="5.11234055971727">
            <text:p>5.1</text:p>
          </table:table-cell>
          <table:table-cell table:formula="of:=(RAND()*0.2+0.9)*5" office:value-type="float" office:value="5.13547556311823">
            <text:p>5.1</text:p>
          </table:table-cell>
          <table:table-cell table:formula="of:=(RAND()*0.2+0.9)*5" office:value-type="float" office:value="4.79228707333095">
            <text:p>4.8</text:p>
          </table:table-cell>
          <table:table-cell table:formula="of:=(RAND()*0.2+0.9)*5" office:value-type="float" office:value="5.22249449696392">
            <text:p>5.2</text:p>
          </table:table-cell>
          <table:table-cell table:formula="of:=(RAND()*0.2+0.9)*5" office:value-type="float" office:value="4.81348994746804">
            <text:p>4.8</text:p>
          </table:table-cell>
        </table:table-row>
        <table:table-row table:style-name="ro2">
          <table:table-cell office:value-type="string">
            <text:p>squash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3" office:value-type="float" office:value="3.05415231571533">
            <text:p>3.1</text:p>
          </table:table-cell>
          <table:table-cell table:formula="of:=(RAND()*0.2+0.9)*3" office:value-type="float" office:value="3.23431057068519">
            <text:p>3.2</text:p>
          </table:table-cell>
          <table:table-cell table:formula="of:=(RAND()*0.2+0.9)*3" office:value-type="float" office:value="2.85810438813642">
            <text:p>2.9</text:p>
          </table:table-cell>
          <table:table-cell table:formula="of:=(RAND()*0.2+0.9)*3" office:value-type="float" office:value="3.0203797747381">
            <text:p>3.0</text:p>
          </table:table-cell>
          <table:table-cell table:formula="of:=(RAND()*0.2+0.9)*3" office:value-type="float" office:value="2.74480170761235">
            <text:p>2.7</text:p>
          </table:table-cell>
          <table:table-cell table:formula="of:=(RAND()*0.2+0.9)*3" office:value-type="float" office:value="2.79363815733232">
            <text:p>2.8</text:p>
          </table:table-cell>
          <table:table-cell table:formula="of:=(RAND()*0.2+0.9)*3" office:value-type="float" office:value="3.12259981641546">
            <text:p>3.1</text:p>
          </table:table-cell>
          <table:table-cell table:formula="of:=(RAND()*0.2+0.9)*3" office:value-type="float" office:value="2.88648599912412">
            <text:p>2.9</text:p>
          </table:table-cell>
          <table:table-cell table:formula="of:=(RAND()*0.2+0.9)*3" office:value-type="float" office:value="3.2983124084305">
            <text:p>3.3</text:p>
          </table:table-cell>
          <table:table-cell table:formula="of:=(RAND()*0.2+0.9)*3" office:value-type="float" office:value="2.85398769378662">
            <text:p>2.9</text:p>
          </table:table-cell>
        </table:table-row>
        <table:table-row table:style-name="ro2">
          <table:table-cell office:value-type="string">
            <text:p>sugar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0.5" office:value-type="float" office:value="0.515080783306621">
            <text:p>0.5</text:p>
          </table:table-cell>
          <table:table-cell table:formula="of:=(RAND()*0.2+0.9)*0.5" office:value-type="float" office:value="0.468133791792206">
            <text:p>0.5</text:p>
          </table:table-cell>
          <table:table-cell table:formula="of:=(RAND()*0.2+0.9)*0.5" office:value-type="float" office:value="0.532460878184065">
            <text:p>0.5</text:p>
          </table:table-cell>
          <table:table-cell table:formula="of:=(RAND()*0.2+0.9)*0.5" office:value-type="float" office:value="0.451096041710116">
            <text:p>0.5</text:p>
          </table:table-cell>
          <table:table-cell table:formula="of:=(RAND()*0.2+0.9)*0.5" office:value-type="float" office:value="0.516054348298349">
            <text:p>0.5</text:p>
          </table:table-cell>
          <table:table-cell table:formula="of:=(RAND()*0.2+0.9)*0.5" office:value-type="float" office:value="0.499551450577565">
            <text:p>0.5</text:p>
          </table:table-cell>
          <table:table-cell table:formula="of:=(RAND()*0.2+0.9)*0.5" office:value-type="float" office:value="0.539262917009182">
            <text:p>0.5</text:p>
          </table:table-cell>
          <table:table-cell table:formula="of:=(RAND()*0.2+0.9)*0.5" office:value-type="float" office:value="0.540682055079378">
            <text:p>0.5</text:p>
          </table:table-cell>
          <table:table-cell table:formula="of:=(RAND()*0.2+0.9)*0.5" office:value-type="float" office:value="0.494326228788123">
            <text:p>0.5</text:p>
          </table:table-cell>
          <table:table-cell table:formula="of:=(RAND()*0.2+0.9)*0.5" office:value-type="float" office:value="0.546965327835642">
            <text:p>0.5</text:p>
          </table:table-cell>
        </table:table-row>
        <table:table-row table:style-name="ro2">
          <table:table-cell office:value-type="string">
            <text:p>sweet pot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2" office:value-type="float" office:value="1.31754587626085">
            <text:p>1.3</text:p>
          </table:table-cell>
          <table:table-cell table:formula="of:=(RAND()*0.2+0.9)*1.2" office:value-type="float" office:value="1.13164966944605">
            <text:p>1.1</text:p>
          </table:table-cell>
          <table:table-cell table:formula="of:=(RAND()*0.2+0.9)*1.2" office:value-type="float" office:value="1.25013340249658">
            <text:p>1.3</text:p>
          </table:table-cell>
          <table:table-cell table:formula="of:=(RAND()*0.2+0.9)*1.2" office:value-type="float" office:value="1.28831036595628">
            <text:p>1.3</text:p>
          </table:table-cell>
          <table:table-cell table:formula="of:=(RAND()*0.2+0.9)*1.2" office:value-type="float" office:value="1.18274261590093">
            <text:p>1.2</text:p>
          </table:table-cell>
          <table:table-cell table:formula="of:=(RAND()*0.2+0.9)*1.2" office:value-type="float" office:value="1.08030221292749">
            <text:p>1.1</text:p>
          </table:table-cell>
          <table:table-cell table:formula="of:=(RAND()*0.2+0.9)*1.2" office:value-type="float" office:value="1.23511825304478">
            <text:p>1.2</text:p>
          </table:table-cell>
          <table:table-cell table:formula="of:=(RAND()*0.2+0.9)*1.2" office:value-type="float" office:value="1.13895902646706">
            <text:p>1.1</text:p>
          </table:table-cell>
          <table:table-cell table:formula="of:=(RAND()*0.2+0.9)*1.2" office:value-type="float" office:value="1.08036627899855">
            <text:p>1.1</text:p>
          </table:table-cell>
          <table:table-cell table:formula="of:=(RAND()*0.2+0.9)*1.2" office:value-type="float" office:value="1.18974400598556">
            <text:p>1.2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5" office:value-type="float" office:value="1.52648467132822">
            <text:p>1.5</text:p>
          </table:table-cell>
          <table:table-cell table:formula="of:=(RAND()*0.2+0.9)*1.5" office:value-type="float" office:value="1.5678500357084">
            <text:p>1.6</text:p>
          </table:table-cell>
          <table:table-cell table:formula="of:=(RAND()*0.2+0.9)*1.5" office:value-type="float" office:value="1.55494060877245">
            <text:p>1.6</text:p>
          </table:table-cell>
          <table:table-cell table:formula="of:=(RAND()*0.2+0.9)*1.5" office:value-type="float" office:value="1.41195769789629">
            <text:p>1.4</text:p>
          </table:table-cell>
          <table:table-cell table:formula="of:=(RAND()*0.2+0.9)*1.5" office:value-type="float" office:value="1.59306831706781">
            <text:p>1.6</text:p>
          </table:table-cell>
          <table:table-cell table:formula="of:=(RAND()*0.2+0.9)*1.5" office:value-type="float" office:value="1.63114418315236">
            <text:p>1.6</text:p>
          </table:table-cell>
          <table:table-cell table:formula="of:=(RAND()*0.2+0.9)*1.5" office:value-type="float" office:value="1.38836242770776">
            <text:p>1.4</text:p>
          </table:table-cell>
          <table:table-cell table:formula="of:=(RAND()*0.2+0.9)*1.5" office:value-type="float" office:value="1.37270562616177">
            <text:p>1.4</text:p>
          </table:table-cell>
          <table:table-cell table:formula="of:=(RAND()*0.2+0.9)*1.5" office:value-type="float" office:value="1.58156321325805">
            <text:p>1.6</text:p>
          </table:table-cell>
          <table:table-cell table:formula="of:=(RAND()*0.2+0.9)*1.5" office:value-type="float" office:value="1.58804899805691">
            <text:p>1.6</text:p>
          </table:table-cell>
        </table:table-row>
        <table:table-row table:style-name="ro2">
          <table:table-cell office:value-type="string">
            <text:p>zucchini</text:p>
          </table:table-cell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table:formula="of:=(RAND()*0.2+0.9)*1.7" office:value-type="float" office:value="1.79205705067143">
            <text:p>1.8</text:p>
          </table:table-cell>
          <table:table-cell table:formula="of:=(RAND()*0.2+0.9)*1.7" office:value-type="float" office:value="1.54894436439034">
            <text:p>1.5</text:p>
          </table:table-cell>
          <table:table-cell table:formula="of:=(RAND()*0.2+0.9)*1.7" office:value-type="float" office:value="1.74461798544973">
            <text:p>1.7</text:p>
          </table:table-cell>
          <table:table-cell table:formula="of:=(RAND()*0.2+0.9)*1.7" office:value-type="float" office:value="1.54543380908202">
            <text:p>1.5</text:p>
          </table:table-cell>
          <table:table-cell table:formula="of:=(RAND()*0.2+0.9)*1.7" office:value-type="float" office:value="1.68019032917917">
            <text:p>1.7</text:p>
          </table:table-cell>
          <table:table-cell table:formula="of:=(RAND()*0.2+0.9)*1.7" office:value-type="float" office:value="1.58369973744731">
            <text:p>1.6</text:p>
          </table:table-cell>
          <table:table-cell table:formula="of:=(RAND()*0.2+0.9)*1.7" office:value-type="float" office:value="1.76118759427685">
            <text:p>1.8</text:p>
          </table:table-cell>
          <table:table-cell table:formula="of:=(RAND()*0.2+0.9)*1.7" office:value-type="float" office:value="1.71647599340882">
            <text:p>1.7</text:p>
          </table:table-cell>
          <table:table-cell table:formula="of:=(RAND()*0.2+0.9)*1.7" office:value-type="float" office:value="1.65448675321881">
            <text:p>1.7</text:p>
          </table:table-cell>
          <table:table-cell table:formula="of:=(RAND()*0.2+0.9)*1.7" office:value-type="float" office:value="1.83506632333156">
            <text:p>1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7/30/2016</text:date>, <text:time>07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59:52.07</meta:creation-date>
    <dc:date>2016-07-20T05:35:08.42</dc:date>
    <meta:editing-duration>P1DT10H3M33S</meta:editing-duration>
    <meta:editing-cycles>4</meta:editing-cycles>
    <meta:generator>OpenOffice/4.1.2$Win32 OpenOffice.org_project/412m3$Build-9782</meta:generator>
    <meta:document-statistic meta:table-count="3" meta:cell-count="442" meta:object-count="0"/>
  </office:meta>
</office:document-meta>
</file>